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f0e" officeooo:paragraph-rsid="00157f0e"/>
    </style:style>
    <style:style style:name="T1" style:family="text">
      <style:text-properties officeooo:rsid="0016d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ulangan</text:p>
      <text:p text:style-name="P1"/>
      <text:p text:style-name="P1">-For perulangan yang sudah diketahui</text:p>
      <text:p text:style-name="P1">-while di check dlu baru dikerjain , <text:span text:style-name="T1">ada incremnt dan decrementnya</text:span></text:p>
      <text:p text:style-name="P1">-do while <text:s/>ngerjain printahnya dlu baru di cek kondisinya</text:p>
      <text:p text:style-name="P1"/>
      <text:p text:style-name="P1">Percabangan</text:p>
      <text:p text:style-name="P1">-IF</text:p>
      <text:p text:style-name="P1">-SWITC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5:03:31.881056674</meta:creation-date>
    <dc:date>2019-09-26T07:02:18.732804541</dc:date>
    <meta:editing-duration>PT1H28M26S</meta:editing-duration>
    <meta:editing-cycles>1</meta:editing-cycles>
    <meta:document-statistic meta:table-count="0" meta:image-count="0" meta:object-count="0" meta:page-count="1" meta:paragraph-count="7" meta:word-count="29" meta:character-count="191" meta:non-whitespace-character-count="167"/>
    <meta:generator>LibreOffice/6.2.2.2$Linux_X86_64 LibreOffice_project/20$Build-2</meta:generator>
  </office:meta>
</office:document-meta>
</file>